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Test Cases/Test Records <text:s text:c="2"/>Meeting Invitatio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15/10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>VBooks Test Cases/Test Records <text:s text:c="2"/>Meeting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Pavan Reddy, Sudhakar Reddy, Jaipal Reddy, Sarat, Shahid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3537712101" text:style-name="L1">
              <text:list-item>
                <text:p text:style-name="P5">Employee &amp; Customer Module .</text:p>
              </text:list-item>
              <text:list-item>
                <text:p text:style-name="P5">Products, Accounts Module .</text:p>
              </text:list-item>
              <text:list-item>
                <text:p text:style-name="P5">Sales Module .</text:p>
              </text:list-item>
              <text:list-item>
                <text:p text:style-name="P5">Reports.</text:p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1528898784" text:style-name="L2">
              <text:list-item>
                <text:p text:style-name="P6">Employee &amp; Customer Module (<text:span text:style-name="T4">Shahid</text:span>).</text:p>
              </text:list-item>
              <text:list-item>
                <text:p text:style-name="P6">Products, Accounts Module (<text:span text:style-name="T4">Shahid</text:span>).</text:p>
              </text:list-item>
              <text:list-item>
                <text:p text:style-name="P6">Sales Module (<text:span text:style-name="T4">Shahid</text:span>).</text:p>
              </text:list-item>
              <text:list-item>
                <text:p text:style-name="P6">Reports(<text:span text:style-name="T4">Shahid</text:span>).</text:p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All the <text:s/>invitees have attended the meeting on <text:span text:style-name="T5">VBooks Test Cases/Test Records <text:s text:c="2"/>Meeting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24:47</dc:date>
    <dc:creator>jaipal </dc:creator>
    <meta:editing-duration>PT1H39M53S</meta:editing-duration>
    <meta:editing-cycles>109</meta:editing-cycles>
    <meta:document-statistic meta:table-count="1" meta:image-count="1" meta:object-count="0" meta:page-count="1" meta:paragraph-count="25" meta:word-count="90" meta:character-count="599" meta:non-whitespace-character-count="521"/>
  </office:meta>
</office:document-meta>
</file>